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0176" calcext:value-type="float">
            <text:p>135.5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232" calcext:value-type="float">
            <text:p>132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7008" calcext:value-type="float">
            <text:p>130.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4448" calcext:value-type="float">
            <text:p>129.3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0472" calcext:value-type="float">
            <text:p>127.2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8504" calcext:value-type="float">
            <text:p>124.4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5672" calcext:value-type="float">
            <text:p>123.1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8392" calcext:value-type="float">
            <text:p>125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6192" calcext:value-type="float">
            <text:p>119.6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2301</text:p>
          </table:table-cell>
          <table:table-cell office:value-type="string" calcext:value-type="string">
            <text:p>Channing Quad</text:p>
          </table:table-cell>
          <table:table-cell office:value-type="string" calcext:value-type="string">
            <text:p>198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8808" calcext:value-type="float">
            <text:p>118.4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